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15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5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P7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8" style:family="paragraph" style:parent-style-name="Standard">
      <style:paragraph-properties fo:line-height="100%"/>
      <style:text-properties style:font-name="Bitstream Charter" fo:font-size="6pt" style:font-size-asian="6pt" style:font-size-complex="6pt"/>
    </style:style>
    <style:style style:name="T1" style:family="text">
      <style:text-properties style:text-outline="false" style:text-line-through-styl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3"/>
            <text:p text:style-name="P3"/>
            <text:p text:style-name="P4"><text:s text:c="99"/>{{{person+surname}}} {{{person+firstname}}} {{{person+othername}}} <text:s text:c="9"/>[{{{demographic+gender}}}]</text:p>
            <text:p text:style-name="P2"><text:span text:style-name="T1"><text:s text:c="109"/>{{{++limit+providertraining+trainingprovider+name}}} <text:s text:c="43"/></text:span><text:span text:style-name="T4">{{{nisn_umber+id_num}}}</text:span></text:p>
            <text:p text:style-name="P3"><text:s text:c="74"/><text:span text:style-name="T8">{{{++limit+providertraining+training+name}}} <text:s text:c="46"/>{{{+graduation_month}}} {{{+graduation_year}}}</text:span></text:p>
            <text:p text:style-name="P7"/>
            <text:p text:style-name="P7"/>
            <text:p text:style-name="P6"/>
            <text:p text:style-name="P1"><text:span text:style-name="T5"><text:s text:c="62"/></text:span><text:span text:style-name="T6"><text:s text:c="2"/>Psychiatry</text:span><text:span text:style-name="T2">,</text:span><text:span text:style-name="T6"> Psychology, Psyc. Pham., and Comm. Mental Health <text:s text:c="12"/></text:span><text:span text:style-name="T3">{{{exam_grade_paper_i+name}}}</text:span></text:p>
            <text:p text:style-name="P5"><text:s text:c="56"/>Medicine,Surgery, Psych. Nursing <text:s/>and Primary Health Care <text:s text:c="19"/><text:span text:style-name="T7">{{{exam_grade_paper_ii+name}}}</text:span></text:p>
            <text:p text:style-name="P5"><text:s text:c="56"/>Practicals and Oral <text:s text:c="85"/><text:span text:style-name="T7">{{{exam_grade_paper_iii+name}}}</text:span></text:p>
            <text:p text:style-name="P5"/>
            <text:p text:style-name="P5"><text:s text:c="114"/><text:span text:style-name="T7"><text:s text:c="2"/>{{{primary_form+exam_result}}}</text:span>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4-07-30T08:21:47</dc:date>
    <dc:creator>HRIS </dc:creator>
    <meta:editing-duration>PT7H4S</meta:editing-duration>
    <meta:editing-cycles>98</meta:editing-cycles>
    <meta:generator>LibreOffice/3.5$Linux_x86 LibreOffice_project/350m1$Build-2</meta:generator>
    <meta:document-statistic meta:table-count="1" meta:image-count="0" meta:object-count="0" meta:page-count="1" meta:paragraph-count="9" meta:word-count="41" meta:character-count="1355" meta:non-whitespace-character-count="536"/>
  </office:meta>
</office:document-meta>
</file>